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682cm" fo:break-before="auto" style:use-optimal-row-height="true"/>
    </style:style>
    <style:style style:name="ro3" style:family="table-row">
      <style:table-row-properties style:row-height="1.995cm" fo:break-before="auto" style:use-optimal-row-height="true"/>
    </style:style>
    <style:style style:name="ro4" style:family="table-row">
      <style:table-row-properties style:row-height="4.344cm" fo:break-before="auto" style:use-optimal-row-height="true"/>
    </style:style>
    <style:style style:name="ro5" style:family="table-row">
      <style:table-row-properties style:row-height="4.4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echa_inicio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creado_por</text:p>
          </table:table-cell>
          <table:table-cell office:value-type="string" calcext:value-type="string">
            <text:p>preguntas[array]</text:p>
          </table:table-cell>
        </table:table-row>
        <table:table-row table:style-name="ro2">
          <table:table-cell office:value-type="string" calcext:value-type="string">
            <text:p>2025-04-30 14:10</text:p>
          </table:table-cell>
          <table:table-cell office:value-type="string" calcext:value-type="string">
            <text:p>2025-05-05 15:000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pregunta: "pregunta 1", </text:p>
            <text:p>opcion1: "op1", </text:p>
            <text:p>opcion2: "op2",</text:p>
            <text:p>opcion3: "op3",</text:p>
            <text:p>Respuesta_correcta: "op2"</text:p>
            <text:p/>
            <text:p>pregunta: "pregunta 2", </text:p>
            <text:p>            opcion1: "op1", </text:p>
            <text:p>            opcion2: "op2",</text:p>
            <text:p>            opcion3: "op3",</text:p>
            <text:p>            respuesta_correcta: "op1"</text:p>
            <text:p/>
            <text:p>pregunta: "pregunta 2", </text:p>
            <text:p>            opcion1: "op1", </text:p>
            <text:p>            opcion2: "op2",</text:p>
            <text:p>            opcion3: "op3",</text:p>
            <text:p>            respuesta_correcta: "op1"</text:p>
          </table:table-cell>
        </table:table-row>
      </table:table>
      <table:table table:name="unwi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echa_inicio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creado_por</text:p>
          </table:table-cell>
          <table:table-cell office:value-type="string" calcext:value-type="string">
            <text:p>preguntas</text:p>
          </table:table-cell>
        </table:table-row>
        <table:table-row table:style-name="ro3">
          <table:table-cell office:value-type="string" calcext:value-type="string">
            <text:p>2025-04-30 14:10</text:p>
          </table:table-cell>
          <table:table-cell office:value-type="string" calcext:value-type="string">
            <text:p>2025-05-05 15:000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pregunta: "pregunta 1", </text:p>
            <text:p>opcion1: "op1", </text:p>
            <text:p>opcion2: "op2",</text:p>
            <text:p>opcion3: "op3",</text:p>
            <text:p>Respuesta_correcta: "op2"</text:p>
          </table:table-cell>
        </table:table-row>
        <table:table-row table:style-name="ro3">
          <table:table-cell office:value-type="string" calcext:value-type="string">
            <text:p>2025-04-30 14:10</text:p>
          </table:table-cell>
          <table:table-cell office:value-type="string" calcext:value-type="string">
            <text:p>2025-05-05 15:000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pregunta: "pregunta 2", </text:p>
            <text:p>            opcion1: "op1", </text:p>
            <text:p>            opcion2: "op2",</text:p>
            <text:p>            opcion3: "op3",</text:p>
            <text:p>            respuesta_correcta: "op1"</text:p>
          </table:table-cell>
        </table:table-row>
        <table:table-row table:style-name="ro3">
          <table:table-cell office:value-type="string" calcext:value-type="string">
            <text:p>2025-04-30 14:10</text:p>
          </table:table-cell>
          <table:table-cell office:value-type="string" calcext:value-type="string">
            <text:p>2025-05-05 15:000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pregunta: "pregunta 3", </text:p>
            <text:p>            opcion1: "op1", </text:p>
            <text:p>            opcion2: "op2",</text:p>
            <text:p>            opcion3: "op3",</text:p>
            <text:p>            respuesta_correcta: "op1"</text:p>
          </table:table-cell>
        </table:table-row>
      </table:table>
      <table:table table:name="sample" table:style-name="ta1">
        <table:table-column table:style-name="co5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fecha_inicio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creado_por</text:p>
          </table:table-cell>
          <table:table-cell office:value-type="string" calcext:value-type="string">
            <text:p>pregunta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025-04-30 14:10</text:p>
          </table:table-cell>
          <table:table-cell office:value-type="string" calcext:value-type="string">
            <text:p>2025-05-05 15:000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pregunta: "pregunta 1", </text:p>
            <text:p>opcion1: "op1", </text:p>
            <text:p>opcion2: "op2",</text:p>
            <text:p>opcion3: "op3",</text:p>
            <text:p>Respuesta_correcta: "op2"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025-04-30 14:10</text:p>
          </table:table-cell>
          <table:table-cell office:value-type="string" calcext:value-type="string">
            <text:p>2025-05-05 15:000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pregunta: "pregunta 3", </text:p>
            <text:p>            opcion1: "op1", </text:p>
            <text:p>            opcion2: "op2",</text:p>
            <text:p>            opcion3: "op3",</text:p>
            <text:p>            respuesta_correcta: "op1"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oup" table:style-name="ta1">
        <table:table-column table:style-name="co5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fecha_inicio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creado_por</text:p>
          </table:table-cell>
          <table:table-cell office:value-type="string" calcext:value-type="string">
            <text:p>preguntas[array]</text:p>
          </table:table-cell>
          <table:table-cell table:number-columns-repeated="1637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025-04-30 14:10</text:p>
          </table:table-cell>
          <table:table-cell table:style-name="ce3" office:value-type="string" calcext:value-type="string">
            <text:p>2025-05-05 15:000</text:p>
          </table:table-cell>
          <table:table-cell table:style-name="ce3" office:value-type="string" calcext:value-type="string">
            <text:p>Bidkar</text:p>
          </table:table-cell>
          <table:table-cell table:style-name="ce3" office:value-type="string" calcext:value-type="string">
            <text:p>pregunta: "pregunta 1", </text:p>
            <text:p>opcion1: "op1", </text:p>
            <text:p>opcion2: "op2",</text:p>
            <text:p>opcion3: "op3",</text:p>
            <text:p>Respuesta_correcta: "op2"</text:p>
            <text:p/>
            <text:p><text:span text:style-name="T1">pregunta: "pregunta 3", </text:span></text:p>
            <text:p><text:span text:style-name="T1">            opcion1: "op1", </text:span></text:p>
            <text:p><text:span text:style-name="T1">            opcion2: "op2",</text:span></text:p>
            <text:p><text:span text:style-name="T1">            opcion3: "op3",</text:span></text:p>
            <text:p><text:span text:style-name="T1">            respuesta_correcta: "op1"</text:span></text:p>
          </table:table-cell>
          <table:table-cell table:style-name="ce3" table:number-columns-repeated="1637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ject" table:style-name="ta1">
        <table:table-column table:style-name="co4" table:default-cell-style-name="Default"/>
        <table:table-row table:style-name="ro1">
          <table:table-cell office:value-type="string" calcext:value-type="string">
            <text:p>preguntas[array]</text:p>
          </table:table-cell>
        </table:table-row>
        <table:table-row table:style-name="ro5">
          <table:table-cell table:style-name="ce3" office:value-type="string" calcext:value-type="string">
            <text:p>pregunta: "pregunta 1", </text:p>
            <text:p>opcion1: "op1", </text:p>
            <text:p>opcion2: "op2",</text:p>
            <text:p>opcion3: "op3",</text:p>
            <text:p>Respuesta_correcta: "op2"</text:p>
            <text:p/>
            <text:p><text:span text:style-name="T1">pregunta: "pregunta 3", </text:span></text:p>
            <text:p><text:span text:style-name="T1">            opcion1: "op1", </text:span></text:p>
            <text:p><text:span text:style-name="T1">            opcion2: "op2",</text:span></text:p>
            <text:p><text:span text:style-name="T1">            opcion3: "op3",</text:span></text:p>
            <text:p><text:span text:style-name="T1">            respuesta_correcta: "op1"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00000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idkar Aragón Cárdenas</meta:initial-creator>
    <meta:creation-date>2025-05-09T07:34:00.781322300</meta:creation-date>
    <dc:date>2025-05-09T07:52:51.758918500</dc:date>
    <dc:creator>Bidkar Aragón Cárdenas</dc:creator>
    <meta:editing-duration>PT6M38S</meta:editing-duration>
    <meta:editing-cycles>1</meta:editing-cycles>
    <meta:document-statistic meta:table-count="5" meta:cell-count="51" meta:object-count="0"/>
    <meta:generator>LibreOffice/25.2.2.2$Windows_X86_64 LibreOffice_project/7370d4be9e3cf6031a51beef54ff3bda878e3fac</meta:generator>
  </office:meta>
</office:document-meta>
</file>